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lTerm Capture 2022-02-01 13-41-12" table:style-name="ta1">
        <table:shapes>
          <draw:frame draw:z-index="0" draw:style-name="gr1" draw:text-style-name="P1" svg:width="16.724cm" svg:height="14.271cm" svg:x="10.733cm" svg:y="4.057cm">
            <draw:object draw:notify-on-update-of-ranges="'CoolTerm Capture 2022-02-01 13-41-12'.A2:'CoolTerm Capture 2022-02-01 13-41-12'.A2 'CoolTerm Capture 2022-02-01 13-41-12'.A3:'CoolTerm Capture 2022-02-01 13-41-12'.A234 'CoolTerm Capture 2022-02-01 13-41-12'.B2:'CoolTerm Capture 2022-02-01 13-41-12'.B2 'CoolTerm Capture 2022-02-01 13-41-12'.B3:'CoolTerm Capture 2022-02-01 13-41-12'.B234 'CoolTerm Capture 2022-02-01 13-41-12'.C2:'CoolTerm Capture 2022-02-01 13-41-12'.C2 'CoolTerm Capture 2022-02-01 13-41-12'.C3:'CoolTerm Capture 2022-02-01 13-41-12'.C2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>
            <table:cell-range-source table:name="CSV_all" xlink:type="simple" xlink:href="../CoolTerm%20Capture%202022-02-01%2013-41-12.txt" table:filter-name="Text - txt - csv (StarCalc)" table:filter-options="44,34,ANSI,1,,0,false,false,true,false,false" table:last-column-spanned="3" table:last-row-spanned="217" table:refresh-delay="PT00H00M03S"/>
          </table:table-cell>
          <table:table-cell office:value-type="string" calcext:value-type="string">
            <text:p>Lu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Luftfeuchtigkeit: </text:p>
          </table:table-cell>
          <table:table-cell office:value-type="string" calcext:value-type="string">
            <text:p>Temperatur: <text:s/></text:p>
          </table:table-cell>
        </table:table-row>
        <table:table-row table:style-name="ro1">
          <table:table-cell office:value-type="string" calcext:value-type="string">
            <text:p>13:41:1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1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1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style-name="Default">
            <table:cell-range-source table:name="CSV_all" xlink:type="simple" xlink:href="../CoolTerm%20Capture%202022-02-01%2013-41-12.txt" table:filter-name="Text - txt - csv (StarCalc)" table:filter-options="44,34,ANSI,1,,0,false,false,true,false,false" table:last-column-spanned="3" table:last-row-spanned="85"/>
          </table:table-cell>
        </table:table-row>
        <table:table-row table:style-name="ro1">
          <table:table-cell office:value-type="string" calcext:value-type="string">
            <text:p>13:41:2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2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2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3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3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3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4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4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4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5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5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1:5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0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0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0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1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1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1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2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2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2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3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3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4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4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4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4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5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5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2:5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0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0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0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1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1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1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1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2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2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3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3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3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4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:43: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3:4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3:4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3:5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3:5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3:5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0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0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0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1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1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1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2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2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2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2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3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3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3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4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4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4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5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5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5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4:5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0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0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0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1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1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1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2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2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3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3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3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4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4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4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5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5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5:5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0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0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0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0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1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1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1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2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2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3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3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4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4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4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5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5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6: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0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0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0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1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1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1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2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2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2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3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34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7:37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:47:4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:47:43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:47:46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:47:49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:47:52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:47:5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:47:58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0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05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08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1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14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17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2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2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2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2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3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3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38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4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4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4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5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5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5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8:5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0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0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0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1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1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17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2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2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27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3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3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3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3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4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45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4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51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5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49:5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0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0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0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0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1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1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1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2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3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3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3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3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4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4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4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5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5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0:5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0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0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07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1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1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1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1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2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2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3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3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37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4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4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4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4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5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5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1:5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3:52:0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Tabelle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3:41:38.047000000</meta:creation-date>
    <dc:date>2022-02-01T13:52:14.729000000</dc:date>
    <meta:editing-duration>PT6S</meta:editing-duration>
    <meta:editing-cycles>1</meta:editing-cycles>
    <meta:document-statistic meta:table-count="2" meta:cell-count="648" meta:object-count="1"/>
    <meta:generator>LibreOffice/7.0.2.2$Windows_X86_64 LibreOffice_project/8349ace3c3162073abd90d81fd06dcfb6b36b994</meta:generator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25cm" svg:height="14.272cm" xlink:href=".." xlink:type="simple" chart:class="chart:line" chart:style-name="ch1">
        <chart:legend chart:legend-position="end" svg:x="12.815cm" svg:y="6.588cm" style:legend-expansion="high" chart:style-name="ch2"/>
        <chart:plot-area chart:style-name="ch3" table:cell-range-address="'CoolTerm Capture 2022-02-01 13-41-12'.A2:'CoolTerm Capture 2022-02-01 13-41-12'.C234" chart:data-source-has-labels="both" svg:x="0.381cm" svg:y="0.086cm" svg:width="16.341cm" svg:height="12.725cm">
          <chart:coordinate-region svg:x="1.459cm" svg:y="0.285cm" svg:width="15.263cm" svg:height="11.06cm"/>
          <chart:axis chart:dimension="x" chart:name="primary-x" chart:style-name="ch4" chartooo:axis-type="auto">
            <chartooo:date-scale/>
            <chart:categories table:cell-range-address="'CoolTerm Capture 2022-02-01 13-41-12'.A3:'CoolTerm Capture 2022-02-01 13-41-12'.A2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olTerm Capture 2022-02-01 13-41-12'.B3:'CoolTerm Capture 2022-02-01 13-41-12'.B234" chart:label-cell-address="'CoolTerm Capture 2022-02-01 13-41-12'.B2:'CoolTerm Capture 2022-02-01 13-41-12'.B2" chart:class="chart:line">
            <chart:data-point chart:repeated="232"/>
          </chart:series>
          <chart:series chart:style-name="ch8" chart:values-cell-range-address="'CoolTerm Capture 2022-02-01 13-41-12'.C3:'CoolTerm Capture 2022-02-01 13-41-12'.C234" chart:label-cell-address="'CoolTerm Capture 2022-02-01 13-41-12'.C2:'CoolTerm Capture 2022-02-01 13-41-12'.C2" chart:class="chart:line">
            <chart:data-point chart:repeated="2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ftfeuchtigkeit: </text:p>
                <draw:g>
                  <svg:desc>'CoolTerm Capture 2022-02-01 13-41-12'.B2:'CoolTerm Capture 2022-02-01 13-41-12'.B2</svg:desc>
                </draw:g>
              </table:table-cell>
              <table:table-cell office:value-type="string">
                <text:p>Temperatur:  </text:p>
                <draw:g>
                  <svg:desc>'CoolTerm Capture 2022-02-01 13-41-12'.C2:'CoolTerm Capture 2022-02-01 13-41-12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41:12</text:p>
                <draw:g>
                  <svg:desc>'CoolTerm Capture 2022-02-01 13-41-12'.A3:'CoolTerm Capture 2022-02-01 13-41-12'.A234</svg:desc>
                </draw:g>
              </table:table-cell>
              <table:table-cell office:value-type="float" office:value="35">
                <text:p>35</text:p>
                <draw:g>
                  <svg:desc>'CoolTerm Capture 2022-02-01 13-41-12'.B3:'CoolTerm Capture 2022-02-01 13-41-12'.B234</svg:desc>
                </draw:g>
              </table:table-cell>
              <table:table-cell office:value-type="float" office:value="21">
                <text:p>21</text:p>
                <draw:g>
                  <svg:desc>'CoolTerm Capture 2022-02-01 13-41-12'.C3:'CoolTerm Capture 2022-02-01 13-41-12'.C234</svg:desc>
                </draw:g>
              </table:table-cell>
            </table:table-row>
            <table:table-row>
              <table:table-cell office:value-type="string">
                <text:p>13:41:1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1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21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2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2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3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33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36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3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42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4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4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51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5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1:5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03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06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0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12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1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1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21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2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2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3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3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3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4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43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46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4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52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5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2:5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01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0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0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1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13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16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1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22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2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2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31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3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3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4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:43:4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3:4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3:4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3:5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3:5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3:5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0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05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0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1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14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17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2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2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2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2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3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35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3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4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44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47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5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5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5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4:5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0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05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0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1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14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1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2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24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27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3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3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3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3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4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45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4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5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54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5:57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0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0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0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0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1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15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1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2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24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27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3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3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3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4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4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4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4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5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55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6:5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0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04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07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1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1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1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1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2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25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2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31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34</text:p>
              </table:table-cell>
              <table:table-cell office:value-type="float" office:value="71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7:37</text:p>
              </table:table-cell>
              <table:table-cell office:value-type="float" office:value="75">
                <text:p>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:47:40</text:p>
              </table:table-cell>
              <table:table-cell office:value-type="float" office:value="75">
                <text:p>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:47:43</text:p>
              </table:table-cell>
              <table:table-cell office:value-type="float" office:value="75">
                <text:p>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:47:46</text:p>
              </table:table-cell>
              <table:table-cell office:value-type="float" office:value="74">
                <text:p>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:47:49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:47:52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:47:55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:47:58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0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05</text:p>
              </table:table-cell>
              <table:table-cell office:value-type="float" office:value="63">
                <text:p>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08</text:p>
              </table:table-cell>
              <table:table-cell office:value-type="float" office:value="61">
                <text:p>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11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14</text:p>
              </table:table-cell>
              <table:table-cell office:value-type="float" office:value="57">
                <text:p>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17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20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23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26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29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32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35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38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41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44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47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50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5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56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8:59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02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05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08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11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14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17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20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24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27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30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33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36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39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42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45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48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51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54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49:57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00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03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06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09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12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15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18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21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24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27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30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33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36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39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42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46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49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52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55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0:58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01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04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07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10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13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16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19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22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25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28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31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34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37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40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43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46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49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52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55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1:58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:52:01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